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kampany" table:style-name="ta1">
        <table:shapes>
          <draw:frame draw:z-index="1" draw:id="id0" draw:style-name="a0" draw:name="Diagram 1" svg:x="0in" svg:y="1.01654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Napok</text:p>
          </table:table-cell>
          <table:table-cell office:value-type="string" table:style-name="ce1">
            <text:p>1..10</text:p>
          </table:table-cell>
          <table:table-cell office:value-type="string" table:style-name="ce1">
            <text:p>11..20</text:p>
          </table:table-cell>
          <table:table-cell office:value-type="string" table:style-name="ce1">
            <text:p>21..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</text:p>
          </table:table-cell>
          <table:table-cell office:value-type="float" office:value="98" table:style-name="ce1">
            <text:p>98</text:p>
          </table:table-cell>
          <table:table-cell office:value-type="float" office:value="159" table:style-name="ce1">
            <text:p>159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V</text:p>
          </table:table-cell>
          <table:table-cell office:value-type="float" office:value="97" table:style-name="ce1">
            <text:p>97</text:p>
          </table:table-cell>
          <table:table-cell office:value-type="float" office:value="143" table:style-name="ce1">
            <text:p>143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R</text:p>
          </table:table-cell>
          <table:table-cell office:value-type="float" office:value="91" table:style-name="ce1">
            <text:p>91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nciu Carmen</meta:initial-creator>
    <dc:creator>Banciu Carmen</dc:creator>
    <meta:creation-date>2023-08-30T08:44:44Z</meta:creation-date>
    <dc:date>2023-08-30T08:44:44Z</dc:date>
    <meta:editing-cycles>3</meta:editing-cycles>
    <meta:editing-duration>PT35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afd095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A reklámkampány eredményességének vizsgálat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endelések szám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íznapos időszak</text:p>
            </chart:title>
            <chart:categories table:cell-range-address="kampany.$B$1:.$D$1"/>
          </chart:axis>
          <chart:series chart:label-cell-address="kampany.$A$2" chart:values-cell-range-address="kampany.$B$2:.$D$2" chart:class="chart:bar" chart:attached-axis="primary-y" chart:style-name="G0S0">
            <chart:data-point chart:repeated="3"/>
          </chart:series>
          <chart:series chart:label-cell-address="kampany.$A$3" chart:values-cell-range-address="kampany.$B$3:.$D$3" chart:class="chart:bar" chart:attached-axis="primary-y" chart:style-name="G0S1">
            <chart:data-point chart:repeated="3"/>
          </chart:series>
          <chart:series chart:label-cell-address="kampany.$A$4" chart:values-cell-range-address="kampany.$B$4:.$D$4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